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Arial Unicode M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007cm" fo:margin-left="0cm" fo:margin-right="-0.009cm" table:align="margins" style:writing-mode="lr-tb"/>
    </style:style>
    <style:style style:name="Tabela1.A" style:family="table-column">
      <style:table-column-properties style:column-width="0.953cm" style:rel-column-width="3899*"/>
    </style:style>
    <style:style style:name="Tabela1.B" style:family="table-column">
      <style:table-column-properties style:column-width="11.668cm" style:rel-column-width="47770*"/>
    </style:style>
    <style:style style:name="Tabela1.C" style:family="table-column">
      <style:table-column-properties style:column-width="3.387cm" style:rel-column-width="13866*"/>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1.B3" style:family="table-cell">
      <style:table-cell-properties fo:padding="0.097cm" fo:border-left="0.002cm solid #000000" fo:border-right="none" fo:border-top="none" fo:border-bottom="0.002cm solid #000000"/>
    </style:style>
    <style:style style:name="Tabela1.C3" style:family="table-cell" style:data-style-name="N0">
      <style:table-cell-properties fo:padding="0.097cm" fo:border-left="0.002cm solid #000000" fo:border-right="0.002cm solid #000000" fo:border-top="none" fo:border-bottom="0.002cm solid #000000"/>
    </style:style>
    <style:style style:name="Tabela1.32" style:family="table-row">
      <style:table-row-properties style:min-row-height="0.492cm"/>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line-height="100%" fo:text-align="justify"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line-height="100%" fo:text-align="center" style:justify-single-word="false"/>
      <style:text-properties fo:font-size="14pt" fo:font-weight="bold" style:font-size-asian="14pt" style:font-weight-asian="bold" style:font-size-complex="14pt" style:font-weight-complex="bold"/>
    </style:style>
    <style:style style:name="P6" style:family="paragraph" style:parent-style-name="Table_20_Contents">
      <style:text-properties fo:font-size="12pt" style:font-size-asian="12pt" style:font-size-complex="12pt"/>
    </style:style>
    <style:style style:name="P7" style:family="paragraph" style:parent-style-name="Table_20_Contents">
      <style:paragraph-properties fo:text-align="justify"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style:font-size-asian="12pt" style:font-size-complex="12pt"/>
    </style:style>
    <style:style style:name="P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0cm" fo:margin-right="0cm" fo:margin-top="0cm" fo:margin-bottom="0cm" fo:text-indent="0cm" style:auto-text-indent="false" style:snap-to-layout-grid="false"/>
    </style:style>
    <style:style style:name="P11" style:family="paragraph" style:parent-style-name="Standard">
      <style:paragraph-properties fo:margin-left="0cm" fo:margin-right="0cm" fo:margin-top="0cm" fo:margin-bottom="0cm" fo:text-indent="0cm" style:auto-text-indent="false" style:snap-to-layout-grid="false"/>
      <style:text-properties style:font-name="Arial" fo:font-size="12pt" style:font-size-asian="12pt" style:font-name-complex="Arial"/>
    </style:style>
    <style:style style:name="P12" style:family="paragraph" style:parent-style-name="Standard">
      <style:paragraph-properties fo:margin-left="0cm" fo:margin-right="0cm" fo:margin-top="0cm" fo:margin-bottom="0cm" fo:line-height="150%" fo:text-align="center" style:justify-single-word="false" fo:text-indent="0cm" style:auto-text-indent="false" style:snap-to-layout-grid="false"/>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margin-left="0cm" fo:margin-right="0cm" fo:margin-top="0cm" fo:margin-bottom="0cm" fo:line-height="150%" fo:text-align="start" style:justify-single-word="false" fo:text-indent="0cm" style:auto-text-indent="false" style:snap-to-layout-grid="false"/>
      <style:text-properties style:font-name="Arial" fo:font-size="14pt" fo:font-weight="bold" style:font-size-asian="14pt" style:font-weight-asian="bold" style:font-name-complex="Arial" style:font-size-complex="14pt" style:font-weight-complex="bold"/>
    </style:style>
    <style:style style:name="P14" style:family="paragraph" style:parent-style-name="Standard">
      <style:paragraph-properties fo:margin-left="0cm" fo:margin-right="0cm" fo:margin-top="0cm" fo:margin-bottom="0cm" fo:text-align="center" style:justify-single-word="false" fo:text-indent="0cm" style:auto-text-indent="false" style:snap-to-layout-grid="false"/>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margin-left="0cm" fo:margin-right="0cm" fo:margin-top="0cm" fo:margin-bottom="0cm" fo:text-align="start" style:justify-single-word="false" fo:text-indent="0cm" style:auto-text-indent="false" style:snap-to-layout-grid="false"/>
      <style:text-properties style:font-name="Arial" fo:font-size="14pt" fo:font-weight="bold" style:font-size-asian="14pt" style:font-weight-asian="bold" style:font-name-complex="Arial" style:font-size-complex="14pt" style:font-weight-complex="bold"/>
    </style:style>
    <style:style style:name="P16" style:family="paragraph" style:parent-style-name="Standard" style:list-style-name="L1">
      <style:paragraph-properties fo:line-height="150%"/>
      <style:text-properties fo:font-size="14pt" fo:font-weight="bold" style:font-size-asian="14pt" style:font-weight-asian="bold" style:font-size-complex="14pt" style:font-weight-complex="bold"/>
    </style:style>
    <style:style style:name="P17" style:family="paragraph" style:parent-style-name="Standard" style:list-style-name="L1">
      <style:paragraph-properties fo:line-height="150%"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list-style-name="L1">
      <style:paragraph-properties fo:text-align="center" style:justify-single-word="false"/>
      <style:text-properties fo:font-size="14pt" fo:font-weight="bold" style:font-size-asian="14pt" style:font-weight-asian="bold" style:font-size-complex="14pt" style:font-weight-complex="bold"/>
    </style:style>
    <style:style style:name="P19" style:family="paragraph" style:parent-style-name="Standard" style:list-style-name="L1">
      <style:paragraph-properties fo:line-height="100%"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21" style:family="paragraph" style:parent-style-name="Standard" style:list-style-name="L1">
      <style:paragraph-properties fo:text-align="justify" style:justify-single-word="false"/>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00%" fo:text-align="justify" style:justify-single-word="false"/>
      <style:text-properties fo:font-size="14pt" fo:font-weight="normal" style:font-size-asian="14pt" style:font-weight-asian="normal" style:font-size-complex="14pt" style:font-weight-complex="normal"/>
    </style:style>
    <style:style style:name="P23" style:family="paragraph" style:parent-style-name="Heading_20_1" style:master-page-name="Standard">
      <style:paragraph-properties fo:margin-left="0cm" fo:margin-right="0cm" fo:margin-top="0cm" fo:margin-bottom="0cm" fo:text-indent="0cm" style:auto-text-indent="false" style:page-number="auto" style:snap-to-layout-grid="false"/>
      <style:text-properties style:font-name="Arial" fo:font-size="12pt" style:font-size-asian="12pt" style:font-name-complex="Arial"/>
    </style:style>
    <style:style style:name="P24" style:family="paragraph" style:parent-style-name="Heading_20_1">
      <style:paragraph-properties fo:margin-left="0cm" fo:margin-right="0cm" fo:margin-top="0cm" fo:margin-bottom="0cm" fo:line-height="150%" fo:text-align="center" style:justify-single-word="false" fo:text-indent="0cm" style:auto-text-indent="false" style:snap-to-layout-grid="false"/>
      <style:text-properties style:font-name="Arial" fo:font-size="16pt" fo:font-weight="bold" style:font-size-asian="16pt" style:font-weight-asian="bold" style:font-name-complex="Arial" style:font-size-complex="16pt" style:font-weight-complex="bold"/>
    </style:style>
    <style:style style:name="T1" style:family="text">
      <style:text-properties fo:color="#ff0000"/>
    </style:style>
    <style:style style:name="T2" style:family="text">
      <style:text-properties fo:color="#ff0000"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use-window-font-color="true"/>
    </style:style>
    <style:style style:name="T5" style:family="text">
      <style:text-properties style:use-window-font-color="true" fo:background-color="transparent"/>
    </style:style>
    <style:style style:name="T6" style:family="text">
      <style:text-properties style:use-window-font-color="true" fo:font-style="italic" style:font-style-asian="italic" style:font-style-complex="italic"/>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499cm" fo:margin-left="1.499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compare" form:apply-filter="true" form:method="post" form:control-implementation="ooo:com.sun.star.form.component.Form" office:target-frame="" xlink:href="http://h10010.www1.hp.com/wpa/comparetool/compareProds.do"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Joanna Grzonkowska, Katarzyna Wasiuta, Szymon Ziewiec <text:s text:c="19"/>26.03.2015</text:h>
      <text:p text:style-name="P10"/>
      <text:p text:style-name="P10"/>
      <text:p text:style-name="P11"/>
      <text:p text:style-name="P12">PR</text:p>
      <text:h text:style-name="P24" text:outline-level="1">Metodyka Scrum: Product backlog</text:h>
      <text:p text:style-name="P12">Etap II</text:p>
      <text:p text:style-name="P14"/>
      <text:p text:style-name="P14"/>
      <text:p text:style-name="P14"/>
      <text:p text:style-name="P15">Spis treści:</text:p>
      <text:p text:style-name="P13"/>
      <text:list xml:id="list7419692634873012061" text:style-name="L1">
        <text:list-item>
          <text:p text:style-name="P16"><text:s/>Wstęp</text:p>
          <text:list>
            <text:list-item>
              <text:p text:style-name="P16">Cel systemu</text:p>
            </text:list-item>
            <text:list-item>
              <text:p text:style-name="P16">Kontekst systemu</text:p>
            </text:list-item>
          </text:list>
        </text:list-item>
        <text:list-item>
          <text:p text:style-name="P16"><text:s/>Scenariusz użycia systemu</text:p>
        </text:list-item>
        <text:list-item>
          <text:p text:style-name="P16"><text:s/>Product backlog</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3550187" text:continue-list="list7419692634873012061" text:style-name="L1">
        <text:list-item text:start-value="1">
          <text:p text:style-name="P18"><text:soft-page-break/><text:s/>Wstęp</text:p>
          <text:list>
            <text:list-header>
              <text:p text:style-name="P18"/>
            </text:list-header>
            <text:list-item>
              <text:p text:style-name="P18">Cel systemu</text:p>
              <text:p text:style-name="P21">Celem systemu jest umożliwienie komunikacji między użytkownikami </text:p>
            </text:list-item>
          </text:list>
        </text:list-item>
      </text:list>
      <text:p text:style-name="P20">na tematy związane z konkretnym miejscem na mapie. System umożliwia pozostawianie notatek odnoszących się do uczelni, miejsc kultury, restauracji. W nich mogą przykładowo wyrazić swoje zdanie o miejscu, bądź wydarzeniu. Każdej notatce należy nadać temat, typ oraz kategorię, co pozwali na uporządkowanie ich w logiczną całość. Notatka jest przyporządkowywana miejscu w którym jest tworzona (np. sprzed kina). System pozwala na wyświetlenie ich w przestrzeni poprzez obraz z kamery telefonu, bądź na mapie <text:s/>określonego miejsca. </text:p>
      <text:p text:style-name="P4"/>
      <text:list xml:id="list33551445" text:continue-numbering="true" text:style-name="L1">
        <text:list-item>
          <text:list>
            <text:list-item>
              <text:p text:style-name="P19">Kontekst systemu</text:p>
              <text:p text:style-name="P19"/>
            </text:list-item>
          </text:list>
        </text:list-item>
      </text:list>
      <text:p text:style-name="P3"><text:tab/>Użytkownikami systemu będą osoby prywatne, chcące dzielić się swoimi opiniami na forum publicznym, lub w ramach utworzonych przez siebie grup, do których mogą dodawać znajomych. Produkt będzie współpracował z portalami społecznościowymi (np. facebook), co pozwoli na udostępnianie swoich notatek oraz rozwijanie sieci użytkowników. Docelowo, oprócz zasięgania opinii na temat odwiedzanych miejsc, aplikacja będzie mogła zostać wykorzystana jako wirtualny przewodnik po miastach.</text:p>
      <text:p text:style-name="P3"/>
      <text:list xml:id="list33556825" text:continue-numbering="true" text:style-name="L1">
        <text:list-item>
          <text:p text:style-name="P19"><text:s/>Scenariusz użycia systemu</text:p>
        </text:list-item>
      </text:list>
      <text:p text:style-name="P5"><text:s/></text:p>
      <text:p text:style-name="P3"><text:tab/>Joanna po raz pierwszy przyjechała do Gdańska, w celu złożenia dokumentów na studia. Gd<text:span text:style-name="T4">y już się tym zajęła, postanowiła poszukać miejsca gdzie mogła by coś zjeść. Kilka dni wcześniej dostała od koleżanki, Katarzyny aplikację <text:s/>o nazwie „</text:span><text:span text:style-name="T6">SkyNote</text:span><text:span text:style-name="T4">” przeznaczoną na Windows Phone'a. Szybko zarejestrowała się podając login, hasło oraz adres email. Następnie w wyszukiwarce znalazła Katarzynę, którą dodała do swoich znajomych. Idąc wzdłuż ulicy Grunwaldzkiej włączyła aplikację i nakierowała kamerę na drogę przed sobą. Patrząc na obraz uchwycony kamerą telefonu zauważyła na restauracji, po przeciwnej stronie ulicy, prostokątny obiekt dodany przez aplikację, będący notatką z tematem: „</text:span><text:span text:style-name="T6">Świetne naleśniki</text:span><text:span text:style-name="T4">”. Zobaczyła, że jej <text:s/>autorem jest jej przyjaciółka Katarzyna. Kliknęła w notatkę, co pozwoliło <text:s/>zobaczyć opis o treści: „</text:span><text:span text:style-name="T6">Często po zajęciach chodzę tu na przepyszne naleśniki z bananami. Polecam.</text:span><text:span text:style-name="T4">”. Skończywszy <text:s/>czytać ten opis, Joanna powoli obracała się wokół wraz z kamerą telefonu, uważnie wypatrując notatek wyświetlanych na różnych budynkach. Zauważyła kolejną na restauracji za przejściem dla pieszych. Otworzyła ją, żeby zobaczyć komentarze, z których jeden napisała Katarzyna: „</text:span><text:span text:style-name="T6">masakrycznie drogie jedzenie :(</text:span><text:span text:style-name="T4">”. <text:s/>Joanna udała się do pierwszej z tych dwóch restauracji. Po skończonym posiłku ponownie zalogowała się do </text:span><text:span text:style-name="T6">SkyNota</text:span><text:span text:style-name="T4">, aby wyrazić swoje zachwycenie naleśnikarnią, poprzez dodanie komentarza do </text:span><text:span text:style-name="T5">wcześniejszej notatki</text:span><text:span text:style-name="T4">. Joanna miała jeszcze dużo czasu do </text:span><text:soft-page-break/><text:span text:style-name="T4">pociągu powrotnego, postanowiła zwiedzić Gdańsk. Przechadzając się ulicami zainteresowały ją niezwykłe kościoły i katedry. W tym momencie pomyślała o Szymonie i Dawidzie, jej kolegach z liceum, którzy także planują studiować w Gdańsku oraz są entuzjastami podobnych perełek architektury. Postanowiła utworzyć w </text:span><text:span text:style-name="T6">SkyNocie</text:span><text:span text:style-name="T4"> grupę: „</text:span><text:span text:style-name="T6">Gdańsk – ciekawe zabytki architektury</text:span><text:span text:style-name="T4">”. Znalazła za pośrednictwem wyszukiwarki Szymona i Dawida, a następnie wysłała im zaproszenia do grupy. Znajdując się w Bazylice Św. Mikołaja utworzyła notatkę, nadając jej temat: „</text:span><text:span text:style-name="T6">malowniczy kościół gotycki</text:span><text:span text:style-name="T4">” oraz treść: „</text:span><text:span text:style-name="T6">super zabytki, zwłaszcza ołtarz</text:span><text:span text:style-name="T4">”, po czym przypisała jej typ: „</text:span><text:span text:style-name="T6">zabytkowy budynek</text:span><text:span text:style-name="T4">” z kategorii: „</text:span><text:span text:style-name="T6">budowle</text:span><text:span text:style-name="T4">” oraz udostępniła w utworzonej przez siebie grupie. Kontynuując zwiedzanie Gdańska, Joanna zauważyła kilka rozstawianych stoisk, przygotowywanych do Jarmarku Świętego Dominika. Utworzyła notatkę nadając jej temat: „</text:span><text:span text:style-name="T6">Jarmark świętego Dominika 2015</text:span><text:span text:style-name="T4">”, typ: „</text:span><text:span text:style-name="T6">jarmark</text:span><text:span text:style-name="T4">” z kategorii: „</text:span><text:span text:style-name="T6">wydarzenia</text:span><text:span text:style-name="T4">” oraz opis: „</text:span><text:span text:style-name="T6">przygotowania wyglądają obiecująco!</text:span><text:span text:style-name="T4">”. Zrobiła także zdjęcie, dodała je do notatki i umieściła ją w swoim profilu, aby każdy jej znajomy mógł ją widzieć. Następnie musiała już udać się w kierunku dworca PKP, aby zdążyć na swój pociąg. W czasie jazdy przejrzała utworzone przez siebie dzisiaj notatki najpierw formie listy posortowanej wg daty, a później w formie mapy z zaznaczonymi punktami. Zauważyła, że do notatki o jarmarku Katarzyna dodała komentarz: „</text:span><text:span text:style-name="T6">w tym roku będzie można dostać dużo komiksów Rosińskiego</text:span><text:span text:style-name="T4">”. Następnie weszła na stronę główną i zobaczyła nową notatkę utworzoną przez Szymona, który od dwóch dni podróżował po Włoszech. Zachwycał się tamtejszymi pizzeriami. W przeciągu tych dwóch dni pozostawił 3 notatki wyrażając jego opinię o odwiedzonych pizzeriach. Dzięki aplikacji </text:span><text:span text:style-name="T6">SkyNote</text:span><text:span text:style-name="T4"> Joanna, będąc w nieznanej sobie miejscowości, łatwo znalazła sprawdzone miejsce gdzie mogła dobrze zjeść oraz <text:s/>zwiedzać nowe miejsca, czy będąc świadkie</text:span>m różnych wydarzeń miała możliwość polecić je innym. </text:p>
      <text:p text:style-name="P2"/>
      <text:p text:style-name="P2"/>
      <text:p text:style-name="P2"/>
      <text:list xml:id="list33538626" text:continue-numbering="true" text:style-name="L1">
        <text:list-item>
          <text:p text:style-name="P17"><text:s/>Product backlog</text:p>
          <text:p text:style-name="P17"/>
        </text:list-item>
      </text:list>
      <table:table table:name="Tabela1" table:style-name="Tabela1">
        <table:table-column table:style-name="Tabela1.A"/>
        <table:table-column table:style-name="Tabela1.B"/>
        <table:table-column table:style-name="Tabela1.C"/>
        <table:table-row>
          <table:table-cell table:style-name="Tabela1.A1" office:value-type="string">
            <text:p text:style-name="P9">ID</text:p>
          </table:table-cell>
          <table:table-cell table:style-name="Tabela1.A1" office:value-type="string">
            <text:p text:style-name="P9">OPIS</text:p>
          </table:table-cell>
          <table:table-cell table:style-name="Tabela1.C1" office:value-type="string">
            <text:p text:style-name="P9">STORY POINTS</text:p>
          </table:table-cell>
        </table:table-row>
        <table:table-row>
          <table:table-cell table:style-name="Tabela1.A2" table:number-columns-spanned="3" office:value-type="string">
            <text:p text:style-name="P9">Priorytet wysoki</text:p>
          </table:table-cell>
          <table:covered-table-cell/>
          <table:covered-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7"/>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ext:soft-page-break/>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2" table:number-columns-spanned="3" office:value-type="string">
            <text:p text:style-name="P9">Priorytet średni</text:p>
          </table:table-cell>
          <table:covered-table-cell/>
          <table:covered-table-cell/>
        </table:table-row>
        <table:table-row>
          <table:table-cell table:style-name="Tabela1.A3">
            <text:p text:style-name="P8"/>
          </table:table-cell>
          <table:table-cell table:style-name="Tabela1.B3" office:value-type="string">
            <text:p text:style-name="P7"/>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7"/>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2" table:number-columns-spanned="3" office:value-type="string">
            <text:p text:style-name="P9">Priorytet niski</text:p>
          </table:table-cell>
          <table:covered-table-cell/>
          <table:covered-table-cell/>
        </table:table-row>
        <table:table-row>
          <table:table-cell table:style-name="Tabela1.A3">
            <text:p text:style-name="P8"/>
          </table:table-cell>
          <table:table-cell table:style-name="Tabela1.B3" office:value-type="string">
            <text:p text:style-name="P7"/>
          </table:table-cell>
          <table:table-cell table:style-name="Tabela1.C3">
            <text:p text:style-name="P8"/>
          </table:table-cell>
        </table:table-row>
        <table:table-row table:style-name="Tabela1.32">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6"/>
          </table:table-cell>
          <table:table-cell table:style-name="Tabela1.C3">
            <text:p text:style-name="P8"/>
          </table:table-cell>
        </table:table-row>
        <table:table-row>
          <table:table-cell table:style-name="Tabela1.A3">
            <text:p text:style-name="P8"/>
          </table:table-cell>
          <table:table-cell table:style-name="Tabela1.B3" office:value-type="string">
            <text:p text:style-name="P7"/>
          </table:table-cell>
          <table:table-cell table:style-name="Tabela1.C3">
            <text:p text:style-name="P8"/>
          </table:table-cell>
        </table:table-row>
        <table:table-row>
          <table:table-cell table:style-name="Tabela1.A3">
            <text:p text:style-name="P8"/>
          </table:table-cell>
          <table:table-cell table:style-name="Tabela1.B3" office:value-type="string">
            <text:p text:style-name="P7"/>
          </table:table-cell>
          <table:table-cell table:style-name="Tabela1.C3">
            <text:p text:style-name="P8"/>
          </table:table-cell>
        </table:table-row>
        <table:table-row>
          <table:table-cell table:style-name="Tabela1.A3">
            <text:p text:style-name="P8"/>
          </table:table-cell>
          <table:table-cell table:style-name="Tabela1.B3" office:value-type="string">
            <text:p text:style-name="P7"/>
          </table:table-cell>
          <table:table-cell table:style-name="Tabela1.C3">
            <text:p text:style-name="P8"/>
          </table:table-cell>
        </table:table-row>
        <table:table-row>
          <table:table-cell table:style-name="Tabela1.A3">
            <text:p text:style-name="P8"/>
          </table:table-cell>
          <table:table-cell table:style-name="Tabela1.B3" office:value-type="string">
            <text:p text:style-name="P7"/>
          </table:table-cell>
          <table:table-cell table:style-name="Tabela1.C3">
            <text:p text:style-name="P8"/>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OpenSymbol" svg:font-family="OpenSymbol, 'Arial Unicode M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Standard" style:next-style-name="Standard" style:default-outline-level="1" style:class="text">
      <style:paragraph-properties fo:margin-left="1.221cm" fo:margin-right="0cm" fo:margin-top="1.113cm" fo:margin-bottom="0.797cm" fo:keep-together="always" fo:text-indent="-0.58cm" style:auto-text-indent="false" fo:keep-with-next="always"/>
      <style:text-properties fo:font-size="14.5pt" fo:font-weight="bold" style:letter-kerning="true" style:font-size-asian="14.5pt" style:font-weight-asian="bold"/>
    </style:style>
    <style:style style:name="Heading_20_2" style:display-name="Heading 2" style:family="paragraph" style:parent-style-name="Standard" style:next-style-name="Standard" style:default-outline-level="2" style:class="text">
      <style:paragraph-properties fo:margin-left="1.461cm" fo:margin-right="0cm" fo:margin-top="0.67cm" fo:margin-bottom="0.504cm" fo:text-indent="-0.82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properties fo:font-size="14pt" style:font-size-asian="14pt"/>
    </style:style>
    <style:style style:name="Tekst_20_podstawowy_20_wcięty_20_2" style:display-name="Tekst podstawowy wcięty 2" style:family="paragraph" style:parent-style-name="Standard">
      <style:paragraph-properties fo:margin-left="0.501cm" fo:margin-right="0cm" fo:text-indent="0cm" style:auto-text-indent="false">
        <style:tab-stops>
          <style:tab-stop style:position="0.501cm"/>
        </style:tab-stops>
      </style:paragraph-properties>
      <style:text-properties fo:font-size="14pt" style:font-size-asian="14pt"/>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Symbol"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style:font-name-complex="OpenSymbol"/>
    </style:style>
    <style:style style:name="WW8Num8z0" style:family="text">
      <style:text-properties style:font-name="Symbol" style:font-name-complex="OpenSymbol"/>
    </style:style>
    <style:style style:name="Absatz-Standardschriftart" style:family="text"/>
    <style:style style:name="WW8Num4z0" style:family="text">
      <style:text-properties style:font-name="Symbol" style:font-name-complex="OpenSymbol"/>
    </style:style>
    <style:style style:name="WW8Num9z0" style:family="text">
      <style:text-properties style:font-name="Symbol" style:font-name-complex="OpenSymbol"/>
    </style:style>
    <style:style style:name="WW8Num10z0" style:family="text">
      <style:text-properties style:font-name="Symbol" style:font-name-complex="OpenSymbol"/>
    </style:style>
    <style:style style:name="WW8Num11z0" style:family="text">
      <style:text-properties style:font-name="Symbol" style:font-name-complex="OpenSymbol"/>
    </style:style>
    <style:style style:name="WW-Absatz-Standardschriftart" style:family="text"/>
    <style:style style:name="WW-Absatz-Standardschriftart1" style:family="text"/>
    <style:style style:name="WW-Absatz-Standardschriftart11" style:family="text"/>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401cm" fo:text-indent="-0.7cm" fo:margin-left="1.401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Wizja systemu</dc:title>
    <meta:initial-creator>annab</meta:initial-creator>
    <meta:creation-date>2004-09-30T12:52:00</meta:creation-date>
    <dc:date>2015-03-26T13:38:53.67</dc:date>
    <meta:print-date>2001-02-20T17:19:00</meta:print-date>
    <meta:editing-cycles>260</meta:editing-cycles>
    <meta:editing-duration>P2DT17H21M46S</meta:editing-duration>
    <meta:generator>OpenOffice/4.1.1$Win32 OpenOffice.org_project/411m6$Build-9775</meta:generator>
    <dc:creator>Szymon Ziewiec</dc:creator>
    <meta:document-statistic meta:table-count="1" meta:image-count="0" meta:object-count="0" meta:page-count="4" meta:paragraph-count="26" meta:word-count="673" meta:character-count="4932"/>
  </office:meta>
</office:document-meta>
</file>